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10%" fo:text-align="center" style:justify-single-word="false" fo:text-indent="1cm" style:auto-text-indent="false"/>
      <style:text-properties fo:font-weight="bold" style:font-weight-asian="bold" style:font-weight-complex="bold"/>
    </style:style>
    <style:style style:name="P2"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3" style:family="paragraph" style:parent-style-name="Standard">
      <style:paragraph-properties fo:margin-left="0cm" fo:margin-right="0cm" fo:line-height="110%" fo:text-align="center" style:justify-single-word="false" fo:text-indent="1cm" style:auto-text-indent="false"/>
      <style:text-properties fo:font-size="11pt" fo:font-weight="bold" style:font-size-asian="11pt" style:font-weight-asian="bold" style:font-size-complex="11pt" style:font-weight-complex="bold"/>
    </style:style>
    <style:style style:name="P4" style:family="paragraph" style:parent-style-name="Standard">
      <style:paragraph-properties fo:margin-left="0cm" fo:margin-right="0cm" fo:line-height="110%" fo:text-indent="1cm" style:auto-text-indent="false"/>
    </style:style>
    <style:style style:name="P5" style:family="paragraph" style:parent-style-name="Standard">
      <style:paragraph-properties fo:margin-left="0cm" fo:margin-right="0cm" fo:line-height="110%" fo:text-align="center" style:justify-single-word="false" fo:text-indent="1cm" style:auto-text-indent="false"/>
    </style:style>
    <style:style style:name="P6" style:family="paragraph" style:parent-style-name="Standard">
      <style:paragraph-properties fo:margin-left="0cm" fo:margin-right="0cm" fo:line-height="110%" fo:text-indent="1cm" style:auto-text-indent="false"/>
      <style:text-properties fo:font-size="11pt" style:font-size-asian="11pt" style:font-size-complex="11pt"/>
    </style:style>
    <style:style style:name="P7" style:family="paragraph" style:parent-style-name="Standard">
      <style:paragraph-properties fo:margin-left="0cm" fo:margin-right="0cm" fo:line-height="110%" fo:text-align="center" style:justify-single-word="false" fo:text-indent="1cm" style:auto-text-indent="false"/>
      <style:text-properties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9 </text:p>
      <text:p text:style-name="P1">МОНІТОРИНГ ДВИГУНІВ ВНУТРІШНЬОГО ЗГОРЯННЯ ЗА ДОПОМОГОЮ НЕЙРОННИХ МЕРЕЖ НА ОСНОВІ ВІРТУАЛЬНОГО ЗОНДУВАННЯ </text:p>
      <text:p text:style-name="P5">Транскордонний Центр автомобільних досліджень (TCAR) </text:p>
      <text:p text:style-name="P5">Інженерно-дослідний центр, Університет Брайтона </text:p>
      <text:p text:style-name="P5">Брайтон, Великобританія </text:p>
      <text:p text:style-name="P5">R.J.Howlett @ Brighton.ac.uk </text:p>
      <text:p text:style-name="P5"/>
      <text:p text:style-name="P2">За останні два десятиліття виробники двигунів внутрішнього згоряння, які використовують в автомобілях, дуже успішно зменшили шкідливі побічні ефекти їхніх продуктів на навколишнє середовище. Тим не менш, вони знаходяться під дедалі більшим тиском для досягнення подальшого скорочення кількості забруднюючих газів, які викидає двигун, і зменшення кількості споживаного палива на кілометр. Водночас характеристики транспортного засобу, які цінують водії, не повинні бути порушеними. Задоволення цих вимог потребує точного управління двигуном і комплексного моніторингу оперативних параметрів блоку живлення. Двигуни дуже чутливі до ціни, і бажано значною мірою покращити рівень вимірювань, необхідних для посилення контролю без додаткових сенсорних пристроїв. Таким чином, непряма оцінка величини, яка нас цікавить, з використанням технології віртуальних датчиків, без прямих вимірювань за допомогою спеціальних датчиків, є областю досліджень зі значним потенціалом. Такі технології інтелектуальних систем, як нейронні мережі, є привабливими для застосування в цій області у зв’язку з їхніми можливостями розпізнавання образів, аналізу сигналу й інтерпретації. Саме тому використання нейронних мереж в моніторингу та контролі двигунів автотранспортних засобів є областю досліджень, яка отримує все більшу увагу як академічних, так і комерційних дослідницьких співтовариств. Тут описано технологію віртуальних сенсорів, віртуальний лямбда-зонд, які використовують нейронні мережі для оцінки коефіцієнта надлишку повітря в двигуні. </text:p>
      <text:p text:style-name="P4"/>
      <text:p text:style-name="P1">1. Вступ </text:p>
      <text:p text:style-name="P2">Двигун внутрішнього згоряння, ймовірно, буде найбільш поширениv автомобільним двигуном аж до початку двадцять першого століття, хоча нові варіанти, такі як двигун з безпосереднім вприскуванням палива (GDI) і Дизельні двигуни високошвидкісного прямого вприскування (HSDI) можуть витіснити більш звичайні варіанти двигуна. Є дві взаємопов’язані теми в області розробки автомобільного двигуна: економія палива і зниження шкідливих викидів у вихлопних газах. Викид вихлопних газів від внутрішнього згоряння (IC) двигунів є основною причиною забруднення навколишнього середовища. Крім того, вихлопні гази містять вуглекислий газ, який, як вважають, сприяє парниковому ефекту та глобальному потеплінню. Щоб зменшити шкоду для навколишнього середовища, уряди в Сполучених Штатах, Європі та решті світу ввели правила, що регулюють допустимі рівні забруднюючих газів у вихлопі. Всім виробникам моторно-транспортних засобів необхідно вжити заходів щодо забезпечення їхніх транспортних засобів відповідності нормам викидів, якщо вони є новими. Крім того, власнику транспортного засобу необхідно переконатися, що транспортний засіб продовжує відповідати стандартам обслуговування, представляючи його періодичне тестування під час звичайної експлуатації. В майбутньому, повинні надаватися бортові діагностичні системи, які здійснюють безперервний моніторинг. </text:p>
      <text:p text:style-name="P2"/>
      <text:p text:style-name="P2">Стандарти по викидах були посилені поступово протягом більше двадцяти років, до моменту, коли викиди були скорочені приблизно на порядок величини, виміряної для кожного автомобіля. Тим не менш, правила стають ще більш жорсткими. Хоча існуючі методи боротьби з викидами є достатніми для задоволення поточних правил, вони повинні поліпшуватись, для задоволення майбутнього законодавства [1]. У 1998 році Каліфорнійський Закон про чистому повітря вимагає щоб 10% вироблених машин мали нульовий рівень викидів (ZEVs), на 84% знижені вуглеводневі (HC) викиди, 64%-ве зниження викиду оксидів азоту (NOx) і 60% зниження викиду окису вуглецю (СО) для всього автопарку до 2003 року [2]. З 1 січня 1993 року, обов'язкові норми викиду були введені в <text:soft-page-break/>Європі. Це вимагає від усіх нових бензинових авто, що працюють в Європі, бути оснащеними триканальними автокаталізаториами, в результаті чого Європейські стандарти є на одному рівні зі стандартами США, що були введені в 1980 році. У 1997 році, на другому етапі в дію були введені правила які охоплюють як бензинові так і дизельні автомобілі. Ці правила привели європейські стандарти в відповідність стандартам США до 1996 року.Був запропонований третій етап правил, який встановлює стандарти на 2000 рік і надалі. Ці правила, коли вступлять в силу, потребуватимуть бензинових автомобілів з електронним управлінням каталітичних нейтралізаторів і повинні бути оснащеними бортовими діагностичними системами [1].</text:p>
      <text:p text:style-name="P2"/>
      <text:p text:style-name="P3">2. Система управління двигуном </text:p>
      <text:p text:style-name="P2">Для досягнення цих стандартів необхідно підтримувати суворий контроль робочих параметрів двигуна за допомогою мікропроцесорної системи управління двигуном (EMS) чи блока управління двигуна (ECU). EMS здійснює контроль стратегій, спрямованих для досягнення оптимальної ефективності і високої вихідної потужності, коли це потрібно, в той же час зберігаючи низький рівень викидів. У той же час, у двигуна з іскровим запалюванням, EMS повинен працювати в регіоні сприятливому для роботи трикомпонентного каталітичного конвертера, що ще більше знижує шкідливий зміст вихлопних газів. Двигун також повинен мати гарні перехідні характеристики та інші характеристики які бажає оператор, відому серед виробників двигунів, керованість, у відповідь на рухи водія, газу або педаль акселератора. EMS управляє кількістю палива яке подається в двигун (через тривалість імпульсу подачі палива), точкою в циклі двигуна, при якій суміш запалюється (запалювання), кількість вихлопних газів рециркуляції (EGR) та інші параметри в сучасних конструкціях двигуна, наприклад, таймінг клапанів. Він визначає значення параметрів величин, таких як швидкість, навантаження, масова витрата повітря, приточно-колекторний тиск, температура, в різних точках, і дросель-кутом. На малюнку 1 показана функція EMS, яка повинна істотно визначення значень контрольованих змінні знання вимірюваних змінних, для того, щоб досягнення системи цілей. </text:p>
      <text:p text:style-name="P2">Рисунок 1. Внутрішній контроль двигуна внутрішнього згоряння. </text:p>
      <text:p text:style-name="P2">Точні деталі стратегій, які використовуються в комерційних EMS є таємницею, що охороняється виробниками. Один з методів, який може бути використаний для вибору тривалості імпульсу палива і часу запалювання включає в себе використання карт, які є довідковими таблицями в ROM. EMS вимірює частоту обертання двигуна за допомогою датчика колінчастого валу і оцінює навантаження, часто побічно вимірюючи тиск у впускному колекторі. Ці значення використовуються як індекси таблиць. Алгоритмічні і математичні методи також використовуються. Дослідження проходять в розробці більш досконалих методів управління двигунами, шляхом включення нейронних мереж та інших інтелектуальних систем та технологій в EMS. Це було обов'язковим у США протягом деякого часу, і тепер також потрібно в Європі, крім функцій управління двигуном, EMS повинен мати функції для виконання бортової діагностики (OBD). В майбутньому BD системи будуть необхідні, щоб попередити водія, за допомогою індикатора несправності (MIL), про несправності в системи управління емісії, яка може привести до рівнів викидів, які більшими, ніж дозволено. Високий рівень контролю, необхідний для двигунів, для задоволення стандартів емісії вимагає, щоб EMS діставав вичерпну інформацію про експлуатаційні параметри двигуна. Сучасні двигуни оснащені рядом сенсорних пристроїв які дозволяють вимірювати кількість відсотків. Швидкість, тиск в колекторі, масову витрату повітря, температуру в різних точках, таких як повітрозабірник - приклади величин, які вимірюються в багатьох двигунах. Крім того, такі параметри, як кривошипний кут і положення розподільного валу вимірюється на більш складних пристроях. Точне вимірювання співвідношення між масами бензину і повітря, що вводяться, відомий як співвідношення повітря-паливо, є дуже цінним індикатор характеристик, при яких двигун працює. Точного виміру співвідношення повітря-паливо важко добитися економічно вигідно за допомогою звичайних методів.</text:p>
      <text:p text:style-name="P2"/>
      <text:p text:style-name="P3">3 Віртуальні системи датчиків</text:p>
      <text:p text:style-name="P2">Як управління двигуна збільшується в складності так і кількість параметрів двигуна, які повинні бути виміряні також збільшується. Тим не менш, виробники не поспішають встановлювати <text:soft-page-break/>нові датчики в двигуни з економічних міркувань. Двигуни дуже залежні від цін і додаткові датчики можуть бути економічно виправдані, якщо вони забезпечують дуже значні поліпшення, які не могли бути досягнуті інакше. Методи, які дозволяють вираховувати потрібні значення без установки нових датчиків, через інтерпретацію даних з існуючих сенсорних пристроїв по-новому, особливо цінні в цьому відношенні. Технологія віртуальних датчиків дозволяє оцінити значення величини, без необхідності датчиків. Наприклад, як описано далі в цій главі, це напруга свічки, метод оцінки повітряно-паливного співвідношення в циліндрі двигуна на основі аналізу сигналу напруги на свічках запалювання. Системи віртуальних датчиків вимагають можливостей в області шаблонів розпізнавання, аналізу сигналів і моделювання. Нейронні мережі, як було показано, проявляють силу в цих областях. Наприклад, нейронна мережа на основі віртуальної сенсорної системи описана в літературі, дозволяє прогнозування рівня викидів від зазвичай вимірюваних кількостей [3]. </text:p>
      <text:p text:style-name="P2"/>
      <text:p text:style-name="P3">4 Співвідношення повітря-паливо</text:p>
      <text:p text:style-name="P2">Параметр, який має велике значення у визначенні робочої точки двигуна, його потужності та рівнів викидів є співвідношення повітря-паливо (AFR). Співвідношення повітря-паливо часто визначається з точки зору коефіцієнта надлишку повітря, або лямбда співвідношенням: </text:p>
      <text:p text:style-name="P2">Lambda = AFR / AFRst (1) </text:p>
      <text:p text:style-name="P2">де AFR = поточне співвідношення повітря-паливо </text:p>
      <text:p text:style-name="P2">і AFRst = стехиометричне співвідношення повітря-паливо </text:p>
      <text:p text:style-name="P2">Lambda відповідає співвідношенню повітря-паливо приблизно 14.7:1 при нормальній температурі і тиску. Це називається стехіометричним співвідношенням, і відповідає пропорціям повітря і палива, які необхідні для повного згоряння. Велика частина палива дає лямбда-відношення менше одиниці і називається багатою сумішшю, в той час як більша частина повітря дає лямбда-відношення більше одиниці і називається слабкою або збідненою сумішшю. Максимальна потужність досягається коли лямбда-коефіцієнт становить приблизно 0,9 і мінімум палива споживання відбувається, коли лямбда-коефіцієнт близько 1,1. Сучасні двигуни зменшують рівень викидів в межах законодавчих обмежень по перетворенню вихлопних газів в менш токсичні продукти, використовуючи триходовий каталітичний нейтралізатор. Для досягнення оптимального ефекту, трьох каталітичних перетворювачів необхідно, щоб лямбда-коефіцієнт тісно підтримувався на стехіометричному співвідношенні (одиниця). У сучасних двигунах, лямбда-датчик, встановлений в потоку вихлопних газів, визначає лямбда вище або нижче одиниці в залежності від кількості кисню. EMS використовує це, щоб налаштувати тривалість імпульсу подачі палива, щоб зберегти лямбда-коефіцієнт приблизно в одиниці. Пристрій живлення в даний час в стадії розробки, наприклад, двигун з прямим вприском палива (GDI), може включати в себе функцію <text:s/>з нестехіометричних регіонів характеристики двигуна. Точне управління повітряно-паливного співвідношення має велике значення також [4]. Лямбда-датчик, встановлений в більшості транспортних засобів має лямбда-характеристику напргуи, яка фактично робить його двійковим пристроєм. Він може бути використаний, щоб вказати, чи є значення лямбда вище або менше одиниці, але це не в змозі забезпечити точний аналог вимірювання коефіцієнта надлишку повітря. Точні виміри можуть бути зроблені використовуючи так званий широкосмуговий лямбда-датчик, але вони дуже дорогі, і справді, навіть в даний час використовується бінарний лямбда-датчик. Метод характеризації свічкової напруги, докладно описаний пізніше в цій главі, дозволяє співвідношенню повітря-паливо бути оціненим на основі аналізу напруги сигналу на свічках запалювання, так і потенційно пропонує перевагу, що дозволяє ліквідацію лямбда-датчика.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19:02:55</meta:creation-date>
    <dc:date>2012-03-18T22:45:42</dc:date>
    <meta:editing-duration>PT1H33M20S</meta:editing-duration>
    <meta:editing-cycles>9</meta:editing-cycles>
    <meta:generator>LibreOffice/3.5$Linux_x86 LibreOffice_project/350m1$Build-13</meta:generator>
    <meta:document-statistic meta:table-count="0" meta:image-count="0" meta:object-count="0" meta:page-count="3" meta:paragraph-count="22" meta:word-count="1520" meta:character-count="11958" meta:non-whitespace-character-count="10435"/>
  </office:meta>
</office:document-meta>
</file>